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4-06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9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8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08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8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1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7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06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06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1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06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3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10-01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0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0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9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30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2011-05-19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199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199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1998-11-2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199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852092420901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1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311" meta:object-count="0"/>
    <meta:user-defined meta:name="AppVersion">3.0</meta:user-defined>
  </office:meta>
</office:document-meta>
</file>